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74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ackground-color="#ffff00" style:vertical-align="automatic"/>
      <style:text-properties fo:color="#ff3838" style:font-name="Liberation Sans1" fo:font-size="10pt" fo:font-style="italic" style:text-underline-style="solid" style:text-underline-width="auto" style:text-underline-color="font-color" fo:font-weight="bold" style:font-name-asian="Liberation Sans1" style:font-size-asian="10pt" style:font-style-asian="italic" style:font-weight-asian="bold" style:font-name-complex="Liberation Sans1" style:font-size-complex="10pt" style:font-style-complex="italic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  <style:style style:name="ce4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ole-draw-aspect="1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style-name="gr1" draw:text-style-name="P1" svg:width="6.2992in" svg:height="3.5378in" svg:x="0.8898in" svg:y="4.4587in">
            <draw:object draw:notify-on-update-of-ranges="Sheet1.A4:Sheet1.A21 Sheet1.C4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378in" svg:x="7.7461in" svg:y="8.4409in">
            <draw:object draw:notify-on-update-of-ranges="Sheet1.A4:Sheet1.A21 Sheet1.D4:Sheet1.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92in" svg:height="3.5378in" svg:x="8.089in" svg:y="4.2496in">
            <draw:object draw:notify-on-update-of-ranges="Sheet1.A4:Sheet1.A21 Sheet1.D4:Sheet1.D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table:style-name="ce1" office:value-type="string" calcext:value-type="string">
            <text:p>Item type:</text:p>
          </table:table-cell>
          <table:table-cell table:style-name="ce1" office:value-type="string" calcext:value-type="string">
            <text:p>Number of items:</text:p>
          </table:table-cell>
          <table:table-cell table:style-name="ce1" office:value-type="string" calcext:value-type="string">
            <text:p>Price per item:</text:p>
          </table:table-cell>
          <table:table-cell table:style-name="ce1" office:value-type="string" calcext:value-type="string">
            <text:p>Price:</text:p>
          </table:table-cell>
          <table:table-cell table:number-columns-repeated="16380"/>
        </table:table-row>
        <table:table-row table:style-name="ro1" table:number-rows-repeated="2">
          <table:table-cell table:style-name="ce1" table:number-columns-repeated="4"/>
          <table:table-cell table:number-columns-repeated="16380"/>
        </table:table-row>
        <table:table-row table:style-name="ro1">
          <table:table-cell table:style-name="ce3" office:value-type="string" calcext:value-type="string">
            <text:p>Apple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PRODUCT([.B4];[.C4])" office:value-type="float" office:value="8" calcext:value-type="float">
            <text:p>8</text:p>
          </table:table-cell>
          <table:table-cell table:number-columns-repeated="3"/>
          <table:table-cell>
            <draw:frame draw:z-index="0" draw:name="Chart 2" draw:style-name="gr2" svg:width="5in" svg:height="3in" svg:x="0.0626in" svg:y="0.052in">
              <draw:object draw:notify-on-update-of-ranges="Sheet1.A4:Sheet1.A21 Sheet1.B4:Sheet1.B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Banan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PRODUCT([.B5];[.C5])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il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6];[.C6])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PRODUCT([.B7];[.C7])" office:value-type="float" office:value="17.5" calcext:value-type="float">
            <text:p>17.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Rice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PRODUCT([.B8];[.C8])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9];[.C9])" office:value-type="float" office:value="63" calcext:value-type="float">
            <text:p>6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10];[.C10])" office:value-type="float" office:value="20.8" calcext:value-type="float">
            <text:p>20.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1];[.C11])" office:value-type="float" office:value="45" calcext:value-type="float">
            <text:p>4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Tomat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table:formula="of:=PRODUCT([.B12];[.C12])" office:value-type="float" office:value="17.94" calcext:value-type="float">
            <text:p>17.9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abbag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PRODUCT([.B13];[.C13])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auliflow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14];[.C14])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Lime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table:formula="of:=PRODUCT([.B15];[.C15])" office:value-type="float" office:value="43.89" calcext:value-type="float">
            <text:p>43.8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Whole boxes of Froo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PRODUCT([.B16];[.C16])"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Seaweed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PRODUCT([.B17];[.C17])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Mango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PRODUCT([.B18];[.C18])" office:value-type="float" office:value="440" calcext:value-type="float">
            <text:p>44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T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PRODUCT([.B19];[.C19])" office:value-type="float" office:value="175" calcext:value-type="float">
            <text:p>175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Lem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PRODUCT([.B20];[.C20])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Kinder jo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RODUCT([.B21];[.C21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Total price:</text:p>
          </table:table-cell>
          <table:table-cell table:style-name="ce1" table:number-columns-repeated="2"/>
          <table:table-cell table:style-name="ce1" table:formula="of:=SUM([.D4:.D20])" office:value-type="float" office:value="1000.13" calcext:value-type="float">
            <text:p>1000.13</text:p>
          </table:table-cell>
          <table:table-cell table:number-columns-repeated="16380"/>
        </table:table-row>
        <table:table-row table:style-name="ro2" table:number-rows-repeated="6">
          <table:table-cell table:number-columns-repeated="16384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9:35:57.1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initial-creator>Virata</meta:initial-creator>
    <meta:creation-date>2025-01-29T12:02:16Z</meta:creation-date>
    <dc:date>2025-03-17T19:36:12.484000000</dc:date>
    <meta:editing-cycles>4</meta:editing-cycles>
    <meta:editing-duration>PT17M38S</meta:editing-duration>
    <meta:document-statistic meta:table-count="1" meta:cell-count="78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/>
      <style:graphic-properties draw:stroke="none" draw:fill-color="#156082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  <style:style style:name="T1" style:family="text">
      <style:text-properties fo:color="#595959" style:text-position="0% 100%" fo:font-family="'Aptos Narrow'" fo:font-size="14pt" style:letter-kerning="false" style:font-size-asian="14pt" style:font-size-complex="14pt"/>
    </style:style>
  </office:automatic-styles>
  <office:body>
    <office:chart>
      <chart:chart svg:width="12.701cm" svg:height="7.621cm" xlink:href=".." xlink:type="simple" chart:class="chart:bar" chart:style-name="ch1">
        <chart:title svg:x="3.969cm" svg:y="0.287cm" chart:style-name="ch2">
          <text:p><text:span text:style-name="T1">No of items for each type</text:span></text:p>
        </chart:title>
        <chart:plot-area chart:style-name="ch3" table:cell-range-address="Sheet1.A4:Sheet1.B21" chart:data-source-has-labels="column" svg:x="0.254cm" svg:y="1.318cm" svg:width="12.193cm" svg:height="6.151cm">
          <chart:coordinate-region svg:x="0.645cm" svg:y="1.504cm" svg:width="11.802cm" svg:height="3.612cm"/>
          <chart:axis chart:dimension="x" chart:name="primary-x" chart:style-name="ch4" chartooo:axis-type="text">
            <chart:categories table:cell-range-address="Sheet1.A4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21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es</text:p>
                <draw:g>
                  <svg:desc>Sheet1.A4:Sheet1.A21</svg:desc>
                </draw:g>
              </table:table-cell>
              <table:table-cell office:value-type="float" office:value="4">
                <text:p>4</text:p>
                <draw:g>
                  <svg:desc>Sheet1.B4:Sheet1.B21</svg:desc>
                </draw:g>
              </table:table-cell>
            </table:table-row>
            <table:table-row>
              <table:table-cell office:value-type="string">
                <text:p>Banan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gar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utto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Potato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mat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hole boxes of Froo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aweed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ng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inder joy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ff0000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bar" chart:style-name="ch1">
        <chart:title svg:x="6.529cm" svg:y="0.315cm" chart:style-name="ch2">
          <text:p>Price per item</text:p>
        </chart:title>
        <chart:legend chart:legend-position="end" svg:x="13.717cm" svg:y="4.194cm" style:legend-expansion="high" chart:style-name="ch3"/>
        <chart:plot-area chart:style-name="ch4" table:cell-range-address="Sheet1.A4:Sheet1.A21 Sheet1.C4:Sheet1.C21" chart:data-source-has-labels="column" svg:x="0.32cm" svg:y="1.273cm" svg:width="13.077cm" svg:height="7.535cm">
          <chart:coordinate-region svg:x="1.145cm" svg:y="1.472cm" svg:width="12.252cm" svg:height="4.372cm"/>
          <chart:axis chart:dimension="x" chart:name="primary-x" chart:style-name="ch5" chartooo:axis-type="auto">
            <chartooo:date-scale/>
            <chart:categories table:cell-range-address="Sheet1.A4:Sheet1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2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pples</text:p>
                <draw:g>
                  <svg:desc>Sheet1.A4:Sheet1.A21</svg:desc>
                </draw:g>
              </table:table-cell>
              <table:table-cell office:value-type="float" office:value="2">
                <text:p>2</text:p>
                <draw:g>
                  <svg:desc>Sheet1.C4:Sheet1.C21</svg:desc>
                </draw:g>
              </table:table-cell>
            </table:table-row>
            <table:table-row>
              <table:table-cell office:value-type="string">
                <text:p>Banana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uga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utt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tat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mato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Whole boxes of Froot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eawe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ng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inder jo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6.001cm" svg:height="8.987cm" xlink:href=".." xlink:type="simple" chart:class="chart:circle" chart:style-name="ch1">
        <chart:title svg:x="4.517cm" svg:y="0.315cm" chart:style-name="ch2">
          <text:p><text:span text:style-name="T1">Total price per item type: pie chart</text:span></text:p>
        </chart:title>
        <chart:legend chart:legend-position="end" svg:x="9.73cm" svg:y="2.202cm" style:legend-expansion="high" chart:style-name="ch3"/>
        <chart:plot-area chart:style-name="ch4" table:cell-range-address="Sheet1.A4:Sheet1.A21 Sheet1.D4:Sheet1.D21" chart:data-source-has-labels="column" svg:x="0.35cm" svg:y="1.444cm" svg:width="9.03cm" svg:height="7.193cm">
          <chart:coordinate-region svg:x="1.27cm" svg:y="1.445cm" svg:width="7.191cm" svg:height="7.191cm"/>
          <chart:axis chart:dimension="x" chart:name="primary-x" chart:style-name="ch5" chartooo:axis-type="auto">
            <chartooo:date-scale/>
            <chart:categories table:cell-range-address="Sheet1.A4:Sheet1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ples</text:p>
                <draw:g>
                  <svg:desc>Sheet1.A4:Sheet1.A21</svg:desc>
                </draw:g>
              </table:table-cell>
              <table:table-cell office:value-type="float" office:value="8">
                <text:p>8</text:p>
                <draw:g>
                  <svg:desc>Sheet1.D4:Sheet1.D21</svg:desc>
                </draw:g>
              </table:table-cell>
            </table:table-row>
            <table:table-row>
              <table:table-cell office:value-type="string">
                <text:p>Banan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ugar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utto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Potat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omato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Whole boxes of Frooty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eaweed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ango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nder jo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bar" chart:style-name="ch1">
        <chart:title svg:x="4.492cm" svg:y="0.315cm" chart:style-name="ch2">
          <text:p>Total price per item type: bar chart</text:p>
        </chart:title>
        <chart:legend chart:legend-position="end" svg:x="13.717cm" svg:y="4.194cm" style:legend-expansion="high" chart:style-name="ch3"/>
        <chart:plot-area chart:style-name="ch4" table:cell-range-address="Sheet1.A4:Sheet1.A21 Sheet1.D4:Sheet1.D21" chart:data-source-has-labels="column" svg:x="0.32cm" svg:y="1.273cm" svg:width="13.077cm" svg:height="7.535cm">
          <chart:coordinate-region svg:x="1.145cm" svg:y="1.472cm" svg:width="12.252cm" svg:height="4.372cm"/>
          <chart:axis chart:dimension="x" chart:name="primary-x" chart:style-name="ch5" chartooo:axis-type="auto">
            <chartooo:date-scale/>
            <chart:categories table:cell-range-address="Sheet1.A4:Sheet1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2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pples</text:p>
                <draw:g>
                  <svg:desc>Sheet1.A4:Sheet1.A21</svg:desc>
                </draw:g>
              </table:table-cell>
              <table:table-cell office:value-type="float" office:value="8">
                <text:p>8</text:p>
                <draw:g>
                  <svg:desc>Sheet1.D4:Sheet1.D21</svg:desc>
                </draw:g>
              </table:table-cell>
            </table:table-row>
            <table:table-row>
              <table:table-cell office:value-type="string">
                <text:p>Banana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lk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ugar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Mutton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Potat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omato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Cabbag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uliflower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me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Whole boxes of Frooty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eaweed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Mango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TV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inder jo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